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2pt" officeooo:rsid="0017bc87" officeooo:paragraph-rsid="0017bc87" style:font-size-asian="22pt" style:font-size-complex="22pt"/>
    </style:style>
    <style:style style:name="P2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28b622" officeooo:paragraph-rsid="0028b622" style:font-size-asian="20pt" style:font-size-complex="20pt"/>
    </style:style>
    <style:style style:name="P3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30c105" officeooo:paragraph-rsid="0030c105" style:font-size-asian="20pt" style:font-size-complex="20pt"/>
    </style:style>
    <style:style style:name="P4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33dff0" officeooo:paragraph-rsid="0033dff0" style:font-size-asian="20pt" style:font-size-complex="20pt"/>
    </style:style>
    <style:style style:name="P5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40e7dd" officeooo:paragraph-rsid="0040e7dd" style:font-size-asian="20pt" style:font-size-complex="20pt"/>
    </style:style>
    <style:style style:name="P6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44abd3" officeooo:paragraph-rsid="0044abd3" style:font-size-asian="20pt" style:font-size-complex="20pt"/>
    </style:style>
    <style:style style:name="P7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46b3a9" officeooo:paragraph-rsid="0046b3a9" style:font-size-asian="20pt" style:font-size-complex="20pt"/>
    </style:style>
    <style:style style:name="P8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502f28" officeooo:paragraph-rsid="00502f28" style:font-size-asian="20pt" style:font-size-complex="20pt"/>
    </style:style>
    <style:style style:name="P9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5a2594" officeooo:paragraph-rsid="005a2594" style:font-size-asian="20pt" style:font-size-complex="20pt"/>
    </style:style>
    <style:style style:name="P10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5e19bf" officeooo:paragraph-rsid="005e19bf" style:font-size-asian="20pt" style:font-size-complex="20pt"/>
    </style:style>
    <style:style style:name="P11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5f8bc9" officeooo:paragraph-rsid="005f8bc9" style:font-size-asian="20pt" style:font-size-complex="20pt"/>
    </style:style>
    <style:style style:name="P12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60ef75" officeooo:paragraph-rsid="0060ef75" style:font-size-asian="20pt" style:font-size-complex="20pt"/>
    </style:style>
    <style:style style:name="P13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744fc5" officeooo:paragraph-rsid="00744fc5" style:font-size-asian="20pt" style:font-size-complex="20pt"/>
    </style:style>
    <style:style style:name="P14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79e864" officeooo:paragraph-rsid="0079e864" style:font-size-asian="20pt" style:font-size-complex="20pt"/>
    </style:style>
    <style:style style:name="P15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7bfb8c" officeooo:paragraph-rsid="007bfb8c" style:font-size-asian="20pt" style:font-size-complex="20pt"/>
    </style:style>
    <style:style style:name="P16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8d7826" officeooo:paragraph-rsid="008d7826" style:font-size-asian="20pt" style:font-size-complex="20pt"/>
    </style:style>
    <style:style style:name="P17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964de0" officeooo:paragraph-rsid="00964de0" style:font-size-asian="20pt" style:font-size-complex="20pt"/>
    </style:style>
    <style:style style:name="P18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994fd0" officeooo:paragraph-rsid="00994fd0" style:font-size-asian="20pt" style:font-size-complex="20pt"/>
    </style:style>
    <style:style style:name="P19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ae2960" officeooo:paragraph-rsid="00ae2960" style:font-size-asian="20pt" style:font-size-complex="20pt"/>
    </style:style>
    <style:style style:name="P20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cbaf11" officeooo:paragraph-rsid="00cbaf11" style:font-size-asian="20pt" style:font-size-complex="20pt"/>
    </style:style>
    <style:style style:name="P21" style:family="paragraph" style:parent-style-name="Standard">
      <style:text-properties fo:font-variant="normal" fo:text-transform="none" fo:color="#202124" style:font-name="dejavu sans mono" fo:font-size="20pt" fo:letter-spacing="normal" fo:font-style="normal" fo:font-weight="normal" officeooo:rsid="00cdbe38" officeooo:paragraph-rsid="00cdbe38" style:font-size-asian="20pt" style:font-size-complex="20pt"/>
    </style:style>
    <style:style style:name="P22" style:family="paragraph" style:parent-style-name="Standard">
      <style:text-properties fo:font-size="20pt" style:font-size-asian="20pt" style:font-size-complex="20pt"/>
    </style:style>
    <style:style style:name="P23" style:family="paragraph" style:parent-style-name="Standard">
      <style:text-properties fo:font-size="20pt" officeooo:rsid="0004c2ce" officeooo:paragraph-rsid="0004c2ce" style:font-size-asian="20pt" style:font-size-complex="20pt"/>
    </style:style>
    <style:style style:name="P24" style:family="paragraph" style:parent-style-name="Standard">
      <style:text-properties fo:font-size="20pt" officeooo:rsid="000d5988" officeooo:paragraph-rsid="000d5988" style:font-size-asian="20pt" style:font-size-complex="20pt"/>
    </style:style>
    <style:style style:name="P25" style:family="paragraph" style:parent-style-name="Standard">
      <style:text-properties fo:font-size="20pt" officeooo:rsid="0010f2d7" officeooo:paragraph-rsid="0010f2d7" style:font-size-asian="20pt" style:font-size-complex="20pt"/>
    </style:style>
    <style:style style:name="P26" style:family="paragraph" style:parent-style-name="Standard">
      <style:text-properties fo:font-size="20pt" officeooo:rsid="001304aa" officeooo:paragraph-rsid="001304aa" style:font-size-asian="20pt" style:font-size-complex="20pt"/>
    </style:style>
    <style:style style:name="P27" style:family="paragraph" style:parent-style-name="Standard">
      <style:text-properties fo:font-size="20pt" officeooo:rsid="0017bc87" officeooo:paragraph-rsid="0017bc87" style:font-size-asian="20pt" style:font-size-complex="20pt"/>
    </style:style>
    <style:style style:name="P28" style:family="paragraph" style:parent-style-name="Standard">
      <style:text-properties fo:font-size="20pt" officeooo:rsid="001f9283" officeooo:paragraph-rsid="001f9283" style:font-size-asian="20pt" style:font-size-complex="20pt"/>
    </style:style>
    <style:style style:name="P29" style:family="paragraph" style:parent-style-name="Standard">
      <style:text-properties fo:font-size="20pt" officeooo:rsid="002220d6" officeooo:paragraph-rsid="002220d6" style:font-size-asian="20pt" style:font-size-complex="20pt"/>
    </style:style>
    <style:style style:name="P30" style:family="paragraph" style:parent-style-name="Standard">
      <style:text-properties fo:font-size="20pt" officeooo:rsid="0028b622" officeooo:paragraph-rsid="0028b622" style:font-size-asian="20pt" style:font-size-complex="20pt"/>
    </style:style>
    <style:style style:name="T1" style:family="text">
      <style:text-properties fo:font-variant="normal" fo:text-transform="none" style:font-name="var ff-mono" fo:font-size="20pt" fo:letter-spacing="normal" fo:font-style="normal" fo:font-weight="normal" fo:background-color="transparent" loext:char-shading-value="0" style:font-size-asian="20pt" style:font-size-complex="20pt" loext:padding="0cm" loext:border="none"/>
    </style:style>
    <style:style style:name="T2" style:family="text">
      <style:text-properties officeooo:rsid="002dba69"/>
    </style:style>
    <style:style style:name="T3" style:family="text">
      <style:text-properties officeooo:rsid="00362ca4"/>
    </style:style>
    <style:style style:name="T4" style:family="text">
      <style:text-properties officeooo:rsid="00d0f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3">run through command line </text:p>
      <text:p text:style-name="P23">mvn test <text:s/></text:p>
      <text:p text:style-name="P23"/>
      <text:p text:style-name="P23">mvn test -DCucumberOptions="--tags @smoketest"</text:p>
      <text:p text:style-name="P23"/>
      <text:p text:style-name="P24">mvn test verify</text:p>
      <text:p text:style-name="P24"/>
      <text:p text:style-name="P25">===========================</text:p>
      <text:p text:style-name="P25"/>
      <text:p text:style-name="P26">Docker Command :</text:p>
      <text:p text:style-name="P26"/>
      <text:p text:style-name="P1"><text:span text:style-name="Source_20_Text"><text:span text:style-name="T1">sudo apt-get update</text:span></text:span></text:p>
      <text:p text:style-name="P27"/>
      <text:p text:style-name="P1"><text:span text:style-name="Source_20_Text"><text:span text:style-name="T1">sudo apt-get upgrade docker-ce</text:span></text:span></text:p>
      <text:p text:style-name="P27"/>
      <text:p text:style-name="P28">docker –version</text:p>
      <text:p text:style-name="P28"/>
      <text:p text:style-name="P29">docker info</text:p>
      <text:p text:style-name="P29"/>
      <text:p text:style-name="P30">sudo service docker start</text:p>
      <text:p text:style-name="P30"/>
      <text:p text:style-name="P2"><text:span text:style-name="T2">sudo chmod 666 </text:span>/var/run/docker.sock</text:p>
      <text:p text:style-name="P2"/>
      <text:p text:style-name="P3">amazon EC2 instance </text:p>
      <text:p text:style-name="P3"/>
      <text:p text:style-name="P4">sudo usermod -a -G <text:span text:style-name="T3">docker ec2-user</text:span></text:p>
      <text:p text:style-name="P4"/>
      <text:p text:style-name="P5">docker images</text:p>
      <text:p text:style-name="P5"/>
      <text:p text:style-name="P6">running containers <text:s text:c="3"/>--&gt; docker ps</text:p>
      <text:p text:style-name="P6"><text:soft-page-break/></text:p>
      <text:p text:style-name="P6"/>
      <text:p text:style-name="P7">docker ps -a</text:p>
      <text:p text:style-name="P7"/>
      <text:p text:style-name="P8">docker run imagename</text:p>
      <text:p text:style-name="P8"/>
      <text:p text:style-name="P8"/>
      <text:p text:style-name="P9">How to docker stop </text:p>
      <text:p text:style-name="P9">sudo service docker stop</text:p>
      <text:p text:style-name="P9"/>
      <text:p text:style-name="P10">docker -v <text:s/>&gt;&gt; version of docker </text:p>
      <text:p text:style-name="P10"/>
      <text:p text:style-name="P11">docker –help</text:p>
      <text:p text:style-name="P11"/>
      <text:p text:style-name="P12">docker login </text:p>
      <text:p text:style-name="P12"/>
      <text:p text:style-name="P12">docker pull ubuntu</text:p>
      <text:p text:style-name="P12"/>
      <text:p text:style-name="P13">docker images -a</text:p>
      <text:p text:style-name="P13"/>
      <text:p text:style-name="P13">docker images -q</text:p>
      <text:p text:style-name="P13"/>
      <text:p text:style-name="P14">Remove your docker images </text:p>
      <text:p text:style-name="P14">docker rmi</text:p>
      <text:p text:style-name="P14"/>
      <text:p text:style-name="P15">docker rmi imageid </text:p>
      <text:p text:style-name="P15"/>
      <text:p text:style-name="P16">docker start containerid </text:p>
      <text:p text:style-name="P16"/>
      <text:p text:style-name="P16">docker stop containerid </text:p>
      <text:p text:style-name="P16"/>
      <text:p text:style-name="P16"><text:soft-page-break/></text:p>
      <text:p text:style-name="P17">docker stats</text:p>
      <text:p text:style-name="P17"/>
      <text:p text:style-name="P18">docker system df <text:s text:c="2"/>&gt; Docker elements allocated size , spaces </text:p>
      <text:p text:style-name="P15"/>
      <text:p text:style-name="P19">docker system prune</text:p>
      <text:p text:style-name="P19"/>
      <text:p text:style-name="P19"/>
      <text:p text:style-name="P20">docker run --name Myubuntu -it ubuntu bash</text:p>
      <text:p text:style-name="P20"/>
      <text:p text:style-name="P21">docker inspect ubuntu <text:span text:style-name="T4">(image name)</text:span></text:p>
      <text:p text:style-name="P21"/>
      <text:p text:style-name="P21"/>
      <text:p text:style-name="P20"/>
      <text:p text:style-name="P20"/>
      <text:p text:style-name="P19"/>
      <text:p text:style-name="P19"/>
      <text:p text:style-name="P15"/>
      <text:p text:style-name="P15"/>
      <text:p text:style-name="P15"/>
      <text:p text:style-name="P6"/>
      <text:p text:style-name="P4"/>
      <text:p text:style-name="P4"/>
      <text:p text:style-name="P29"/>
      <text:p text:style-name="P29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28T18:09:45.950558769</dc:date>
    <meta:editing-duration>PT1H21M20S</meta:editing-duration>
    <meta:editing-cycles>55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130" meta:character-count="830" meta:non-whitespace-character-count="721"/>
  </office:meta>
</office:document-meta>
</file>